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f28" officeooo:paragraph-rsid="0004bf28"/>
    </style:style>
    <style:style style:name="P2" style:family="paragraph" style:parent-style-name="Standard">
      <style:text-properties officeooo:rsid="00055849" officeooo:paragraph-rsid="00055849"/>
    </style:style>
    <style:style style:name="P3" style:family="paragraph" style:parent-style-name="Standard">
      <style:text-properties officeooo:rsid="0005e501" officeooo:paragraph-rsid="0005e501"/>
    </style:style>
    <style:style style:name="P4" style:family="paragraph" style:parent-style-name="Standard">
      <style:text-properties officeooo:rsid="000a1100" officeooo:paragraph-rsid="000a1100"/>
    </style:style>
    <style:style style:name="P5" style:family="paragraph" style:parent-style-name="Standard">
      <style:text-properties officeooo:rsid="000b33d9" officeooo:paragraph-rsid="000b33d9"/>
    </style:style>
    <style:style style:name="T1" style:family="text">
      <style:text-properties officeooo:rsid="0004bf28"/>
    </style:style>
    <style:style style:name="T2" style:family="text">
      <style:text-properties officeooo:rsid="00083b9c"/>
    </style:style>
    <style:style style:name="T3" style:family="text">
      <style:text-properties officeooo:rsid="000a1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2.1</text:p>
      <text:p text:style-name="P2">Il y a pas de solution, leur système de notation n’est pas possible. Les notes ou le classement ou les intervalles ne sont pas bon</text:p>
      <text:p text:style-name="P2"/>
      <text:p text:style-name="P2">Q2.2</text:p>
      <text:p text:style-name="P2">On a toujours pas de solution réalisable, les intervalles ou les classements ne sont pas correcte</text:p>
      <text:p text:style-name="P2"/>
      <text:p text:style-name="P2">Q2.3</text:p>
      <text:p text:style-name="P3">ne pas avoir des classements ou des notations correcte implique des mauvaises analyses. Ils classent des couches au même niveau avec des caractéristiques différentes. Les intervalles donnés sont peut être pas assez large. <text:span text:style-name="T2">Des couches classés au même niveau ne devrait pas l’être.</text:span></text:p>
      <text:p text:style-name="P1"/>
      <text:p text:style-name="P1">Q3.1</text:p>
      <text:p text:style-name="P1">Oui quand on maximise la couche love and green passe su dessus de 10</text:p>
      <text:p text:style-name="P1">Quand on minimise, elle reste inchangée</text:p>
      <text:p text:style-name="P1"/>
      <text:p text:style-name="P1">Q3.2</text:p>
      <text:p text:style-name="P1">Toutes les notes sont au dessus de 10 quand on maximise. <text:span text:style-name="T3">Les notes des 4 dernières couches se rapproche des autres notes.</text:span></text:p>
      <text:p text:style-name="P1">Love and green, Lotus baby, Pommette et Lilydoo</text:p>
      <text:p text:style-name="P1">Quand on minimise Love and green est au dessus de 10 alors que Lotus baby, Pommette et Lilydoo sont en dessous</text:p>
      <text:p text:style-name="P1"/>
      <text:p text:style-name="P1">Q3.3</text:p>
      <text:p text:style-name="P1">On remarque que quelque soit la fonction objectif, Love and green est toujours au dessus de 10</text:p>
      <text:p text:style-name="P4">Toutes les notes dépendent de la fonction objectif.</text:p>
      <text:p text:style-name="P5">Le fait d’enlever l’égalité entre <text:span text:style-name="T1">Love and green <text:s/></text:span>et <text:s/><text:span text:style-name="T1">Lotus baby </text:span>ça fait que la note de <text:span text:style-name="T1">Love and green </text:span>se rapproche et presque égale a Mots D’enfants et par contre <text:s/><text:span text:style-name="T1">Lotus baby </text:span>et<text:span text:style-name="T1"> Pommette </text:span>se rapproche de <text:s/><text:span text:style-name="T1">Lilydoo</text:span></text:p>
      <text:p text:style-name="P5"/>
      <text:p text:style-name="P1"/>
      <text:p text:style-name="P4">Q4.1</text:p>
      <text:p text:style-name="P4"/>
      <text:p text:style-name="P4">Q4.2</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8:42:41.636533199</meta:creation-date>
    <dc:date>2019-02-27T19:19:38.897023061</dc:date>
    <meta:editing-duration>PT26M43S</meta:editing-duration>
    <meta:editing-cycles>7</meta:editing-cycles>
    <meta:generator>LibreOffice/6.0.7.3$Linux_X86_64 LibreOffice_project/00m0$Build-3</meta:generator>
    <meta:document-statistic meta:table-count="0" meta:image-count="0" meta:object-count="0" meta:page-count="1" meta:paragraph-count="19" meta:word-count="227" meta:character-count="1280" meta:non-whitespace-character-count="1068"/>
  </office:meta>
</office:document-meta>
</file>